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028d6a" officeooo:paragraph-rsid="00028d6a"/>
    </style:style>
    <style:style style:name="P2" style:family="paragraph" style:parent-style-name="Standard">
      <style:text-properties officeooo:paragraph-rsid="00028d6a"/>
    </style:style>
    <style:style style:name="P3" style:family="paragraph" style:parent-style-name="Standard">
      <style:text-properties fo:font-weight="bold" officeooo:rsid="00028d6a" officeooo:paragraph-rsid="00028d6a" style:font-weight-asian="bold" style:font-weight-complex="bold"/>
    </style:style>
    <style:style style:name="T1" style:family="text">
      <style:text-properties officeooo:rsid="00028d6a"/>
    </style:style>
    <style:style style:name="T2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T3" style:family="text">
      <style:text-properties fo:font-weight="bold" officeooo:rsid="00028d6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ruck Colors <text:s/>in HTML Notation</text:p>
      <text:p text:style-name="P1">Green – #016938</text:p>
      <text:p text:style-name="P1">Black - #000000</text:p>
      <text:p text:style-name="P1"/>
      <text:p text:style-name="P1"/>
      <text:p text:style-name="P2"><text:span text:style-name="T3">Background Color</text:span><text:span text:style-name="T1"> - </text:span><text:span text:style-name="T2">#F1F5F9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9:58:02.266559280</meta:creation-date>
    <meta:generator>LibreOffice/7.3.7.2$Linux_X86_64 LibreOffice_project/30$Build-2</meta:generator>
    <dc:date>2023-06-05T20:57:49.742125245</dc:date>
    <meta:editing-duration>PT49M4S</meta:editing-duration>
    <meta:editing-cycles>1</meta:editing-cycles>
    <meta:document-statistic meta:table-count="0" meta:image-count="0" meta:object-count="0" meta:page-count="1" meta:paragraph-count="4" meta:word-count="14" meta:character-count="86" meta:non-whitespace-character-count="74"/>
  </office:meta>
</office:document-meta>
</file>